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38406759673E1093B5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7.797cm)" draw:image-opacity="100%" style:mirror="none"/>
    </style:style>
    <style:style style:name="gr2" style:family="graphic" style:parent-style-name="standard">
      <style:graphic-properties draw:stroke="none" svg:stroke-color="#000000" draw:fill="solid" draw:fill-color="#b2b2b2" draw:opacity="75%" fo:min-height="0.534cm" draw:shadow-opacity="75%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b2b2b2" draw:opacity="75%" fo:min-height="0.869cm" draw:shadow-opacity="75%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ffffff" loext:opacity="100%" style:font-name="Arial" fo:font-size="22pt" fo:font-weight="bold"/>
    </style:style>
    <style:style style:name="P3" style:family="paragraph">
      <loext:graphic-properties draw:fill="solid" draw:fill-color="#b2b2b2" draw:opacity="75%"/>
      <style:text-properties fo:color="#ffffff" loext:opacity="100%" style:font-name="Arial" fo:font-size="22pt" fo:font-weight="bold"/>
    </style:style>
    <style:style style:name="T1" style:family="text">
      <style:text-properties fo:color="#ffffff" loext:opacity="100%" style:font-name="Arial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5.499cm" svg:height="10.686cm" svg:x="0cm" svg:y="0cm">
          <draw:image xlink:href="Pictures/10000000000006400000038406759673E1093B59.jpg" xlink:type="simple" xlink:show="embed" xlink:actuate="onLoad" draw:mime-type="image/jpeg">
            <text:p/>
          </draw:image>
        </draw:frame>
        <draw:frame draw:style-name="gr2" draw:text-style-name="P3" draw:layer="layout" svg:width="5.45cm" svg:height="1.119cm" svg:x="9.75cm" svg:y="9.45cm">
          <draw:text-box>
            <text:p text:style-name="P2"><text:span text:style-name="T1">Anemómetro</text:span></text:p>
          </draw:text-box>
        </draw:frame>
        <draw:frame draw:style-name="gr3" draw:text-style-name="P3" draw:layer="layout" svg:width="3.15cm" svg:height="1.119cm" svg:x="9.55cm" svg:y="1.651cm">
          <draw:text-box>
            <text:p text:style-name="P2"><text:span text:style-name="T1">Batería</text:span></text:p>
          </draw:text-box>
        </draw:frame>
        <draw:frame draw:style-name="gr3" draw:text-style-name="P3" draw:layer="layout" svg:width="7.85cm" svg:height="1.119cm" svg:x="1.15cm" svg:y="9.451cm">
          <draw:text-box>
            <text:p text:style-name="P2"><text:span text:style-name="T1">Laptop </text:span><text:span text:style-name="T1">robustizad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5cm" fo:page-height="10.6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5-27T12:18:27.031078864</dc:date>
    <meta:editing-duration>PT48M39S</meta:editing-duration>
    <meta:editing-cycles>1</meta:editing-cycles>
    <meta:document-statistic meta:object-count="4"/>
    <meta:generator>LibreOffice/7.3.7.2$Linux_X86_64 LibreOffice_project/30$Build-2</meta:generator>
  </office:meta>
</office:document-meta>
</file>